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66.0">
            <text:p>66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66.0">
            <text:p>66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 office:string-value="2017-01-01">
            <text:p>2017-01-01</text:p>
          </table:table-cell>
          <table:table-cell office:value-type="string" office:string-value="abc">
            <text:p>abc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500.0">
            <text:p>5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00.0">
            <text:p>2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300.0">
            <text:p>3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s">
            <text:p>s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200">
            <text:p>-200</text:p>
          </table:table-cell>
          <table:table-cell office:value-type="string" office:string-value="2017-01-01">
            <text:p>2017-01-01</text:p>
          </table:table-cell>
          <table:table-cell office:value-type="string" office:string-value="a">
            <text:p>a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